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6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se of one module by another</text:p>
          </draw:text-box>
        </draw:frame>
        <draw:frame presentation:style-name="pr2" draw:text-style-name="P1" draw:layer="layout" svg:width="25.524cm" svg:height="15.66cm" svg:x="1.4cm" svg:y="4.914cm" presentation:class="subtitle" presentation:user-transformed="true">
          <draw:text-box>
            <text:list text:style-name="L2">
              <text:list-item>
                <text:p text:style-name="P1">Symbols:</text:p>
                <text:list>
                  <text:list-header>
                    <text:p text:style-name="P1">“names of the functions and variables are called symbols.”</text:p>
                    <text:p text:style-name="P1">All the symbols used in the program with their addresses are stored in symbol table.</text:p>
                  </text:list-header>
                  <text:list-item>
                    <text:p text:style-name="P1">These kernel symbols can be accessed from anywhere in kernel source space</text:p>
                  </text:list-item>
                  <text:list-item>
                    <text:p text:style-name="P1">Your module can also use these symbols</text:p>
                  </text:list-item>
                  <text:list-item>
                    <text:p text:style-name="P1">E.g. print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6.032cm" svg:height="15.66cm" svg:x="1.4cm" svg:y="0.85cm" presentation:class="outline" presentation:user-transformed="true">
          <draw:text-box>
            <text:list text:style-name="L3">
              <text:list-item>
                <text:p>When you insert module into the kernel symbols used in module are local to the module</text:p>
              </text:list-item>
              <text:list-item>
                <text:p>For making symbols global you have to export those symbols using,</text:p>
              </text:list-item>
              <text:list-item>
                <text:p>EXPORT_SYMBOL and</text:p>
                <text:p>EXPORT_SYMBOL_GPL macros</text:p>
              </text:list-item>
              <text:list-item>
                <text:p>After exporting these symbols are added to kernel symbol table and can be accessed anywhere in kernel</text:p>
              </text:list-item>
              <text:list-item>
                <text:p>You can check exported symbols as,</text:p>
              </text:list-item>
              <text:list-item>
                <text:p>cat /proc/kallsyms | grep &lt;symbol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D d The symbol is in the initialized data section.</text:p>
              </text:list-item>
              <text:list-item>
                <text:p>S s The symbol is in an uninitialized data section for small objects.</text:p>
              </text:list-item>
              <text:list-item>
                <text:p>T t The symbol is in the text (code) se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or external module information about exported symbols is located in “Module.symvers”</text:p>
              </text:list-item>
              <text:list-item>
                <text:p>As is local other modules trying to use the symbol will face the warning UNDEFINED</text:p>
              </text:list-item>
              <text:list-item>
                <text:p>We need to append the content of “Module.symvers” file of system with local cont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Now declare the symbols to be used with extern in the module </text:p>
              </text:list-item>
              <text:list-item>
                <text:p>Call the function or variables </text:p>
              </text:list-item>
              <text:list-item>
                <text:p>Create Makefile</text:p>
              </text:list-item>
              <text:list-item>
                <text:p>Use M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1T07:06:49</meta:creation-date>
    <dc:date>2013-06-21T09:46:53</dc:date>
    <meta:editing-duration>PT1H57M22S</meta:editing-duration>
    <meta:editing-cycles>5</meta:editing-cycles>
    <meta:generator>LibreOffice/3.5$Linux_x86 LibreOffice_project/350m1$Build-2</meta:generator>
    <meta:document-statistic meta:object-count="39"/>
  </office:meta>
</office:document-meta>
</file>